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sability tests:</text:p>
      <text:p text:style-name="Standard"/>
      <text:p text:style-name="Standard">You start on the homepage, are not logged in and have a budget of 1250 franks. Search a house within 40 kilometers <text:s/>in 4600 – Olten that has a cellar and a balcony. Enter an ad you see. You succeed if you are on such an ad. ~3min</text:p>
      <text:p text:style-name="Standard"/>
      <text:p text:style-name="Standard">Now you start on an ad. Log yourself in with the provided customer account. Report when you are logged in and feel like you know so. ~2min</text:p>
      <text:p text:style-name="Standard"/>
      <text:p text:style-name="Standard">You start on an ad and are logged in. Send an enquiry to visit on a time you like. Report when you feel like you sent an enquiry. ~1min</text:p>
      <text:p text:style-name="Standard"/>
      <text:p text:style-name="Standard">You start on an ad and are logged in. Make a bid on this ad. Report when you can see that you have done that. ~1min</text:p>
      <text:p text:style-name="Standard"/>
      <text:p text:style-name="Standard">You start on an arbitrary page and are logged in. Check if you have new messages. If you have so, read them. Report when you are sure that you <text:s/>have no more unread messages. ~2min</text:p>
      <text:p text:style-name="Standard"/>
      <text:p text:style-name="Standard"/>
      <text:p text:style-name="Standard">You start on an arbitrary page and are logged in. Place a new ad. You want to sell an apartment in the Bernstrasse 100, Biel, move in date is 20.12.2016. You want no less than 4000 franks for these 45 square meters with 4.5 rooms. Add an instant buy price at 140000 franks. You have a balcony and a garage. Add some description. Upload the picture we provide you with. Add a visiting time in november. You want a premium ad. ~5 min</text:p>
      <text:p text:style-name="Standard">Report when you feel like you have placed an ad. </text:p>
      <text:p text:style-name="Standard"/>
      <text:p text:style-name="Standard">You start on an arbitrary page and are logged in. Check your ads and edit one of it. When you are done and know so report it. ~3 min</text:p>
      <text:p text:style-name="Standard"/>
      <text:p text:style-name="Standard">You start on an arbitrary page and are logged in. Check your alerts and search for one of your alerts. <text:s/>Report when you have the results. ~2min</text:p>
      <text:p text:style-name="Standard"/>
      <text:list xml:id="list8469617699402297024" text:style-name="L1">
        <text:list-item>
          <text:p text:style-name="P1">You start on an arbitrary page and are logged in. Check your balance and report what you understand. ~1m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20T11:56:17.63</meta:creation-date>
    <dc:date>2016-11-20T17:46:28.93</dc:date>
    <meta:editing-duration>PT18M15S</meta:editing-duration>
    <meta:editing-cycles>4</meta:editing-cycles>
    <meta:generator>OpenOffice/4.1.2$Win32 OpenOffice.org_project/412m3$Build-9782</meta:generator>
    <meta:document-statistic meta:table-count="0" meta:image-count="0" meta:object-count="0" meta:page-count="1" meta:paragraph-count="11" meta:word-count="335" meta:character-count="1673"/>
  </office:meta>
</office:document-meta>
</file>